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E8000001F4D1CC9DBC26EF156D.jpg" manifest:media-type="image/jpeg"/>
  <manifest:file-entry manifest:full-path="Pictures/1000020100000180000001801ABC8BE22628538A.png" manifest:media-type="image/png"/>
  <manifest:file-entry manifest:full-path="Pictures/10000201000001800000018012D3FD39D0C98F9C.png" manifest:media-type="image/png"/>
  <manifest:file-entry manifest:full-path="Pictures/1000020100000349000001F63B61FA97CF6334BD.png" manifest:media-type="image/png"/>
  <manifest:file-entry manifest:full-path="Pictures/10000201000001800000018077607F5D16C44CA9.png" manifest:media-type="image/png"/>
  <manifest:file-entry manifest:full-path="Pictures/100002010000018000000180CCC02B30CBBDEF4A.png" manifest:media-type="image/png"/>
  <manifest:file-entry manifest:full-path="Pictures/10000201000004A2000005C2EE0D1170BBC877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84d7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478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208cm" fo:min-width="0.04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76717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083d5c" draw:textarea-vertical-align="middle" draw:auto-grow-height="false" draw:fit-to-size="false" style:shrink-to-fit="false" fo:min-height="6.996cm" fo:min-width="5.273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835cm" fo:min-width="0.55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083d5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72cm" fo:min-width="6.83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35cm" draw:stroke-linejoin="miter" draw:fill="solid" draw:fill-color="#ffd966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80807f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>
      <style:graphic-properties style:protect="size"/>
    </style:style>
    <style:style style:name="pr1" style:family="presentation" style:parent-style-name="Blank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76091" draw:opacity="75%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83d5c" draw:opacity="75%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c000" draw:opacity="75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bf9000" draw:opacity="75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767171" draw:opacity="75%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3b3838" draw:opacity="75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83d5c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083d5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d966" draw:opacity="75%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80807f" draw:opacity="75%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variant="normal" fo:text-transform="none" fo:color="#ffbf04" style:text-line-through-style="none" style:text-line-through-type="none" style:text-position="0% 100%" style:font-name="Eurosti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utura Medium" fo:font-size="12pt" fo:letter-spacing="normal" fo:font-style="normal" style:text-underline-style="none" fo:font-weight="bold" style:font-size-asian="12pt" style:font-style-asian="normal" style:font-weight-asian="bold" style:font-name-complex="Futura Medium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77607F5D16C44CA9.png" xlink:type="simple" xlink:show="embed" xlink:actuate="onLoad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0" draw:style-name="gr4" draw:text-style-name="P3" draw:layer="layout" svg:width="0.541cm" svg:height="1.458cm" svg:x="1.681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25" draw:style-name="gr4" draw:text-style-name="P3" draw:layer="layout" svg:width="0.541cm" svg:height="1.458cm" svg:x="6.277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1" draw:style-name="gr10" draw:text-style-name="P7" draw:layer="layout" svg:width="0.541cm" svg:height="1.023cm" svg:x="15.558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34" draw:style-name="gr12" draw:text-style-name="P5" draw:layer="layout" svg:width="0.541cm" svg:height="2.017cm" svg:x="10.288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77607F5D16C44CA9.png" xlink:type="simple" xlink:show="embed" xlink:actuate="onLoad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1ABC8BE22628538A.png" xlink:type="simple" xlink:show="embed" xlink:actuate="onLoad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12D3FD39D0C98F9C.png" xlink:type="simple" xlink:show="embed" xlink:actuate="onLoad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CCC02B30CBBDEF4A.png" xlink:type="simple" xlink:show="embed" xlink:actuate="onLoad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12D3FD39D0C98F9C.png" xlink:type="simple" xlink:show="embed" xlink:actuate="onLoad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77607F5D16C44CA9.png" xlink:type="simple" xlink:show="embed" xlink:actuate="onLoad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1ABC8BE22628538A.png" xlink:type="simple" xlink:show="embed" xlink:actuate="onLoad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position="?f4 0" draw:handle-range-x-maximum="?f1" draw:handle-range-x-minimum="0"/>
                </draw:enhanced-geometry>
              </draw:custom-shape>
            </draw:g>
            <draw:custom-shape draw:name="TextBox 55" draw:style-name="gr15" draw:text-style-name="P11" draw:layer="layout" svg:width="5.72cm" svg:height="3.297cm" svg:x="11.129cm" svg:y="4.781cm">
              <text:p text:style-name="P10"><text:span text:style-name="T1">DSGO</text:span><text:span text:style-name="T1"><text:line-break/></text:span><text:span text:style-name="T1">202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0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5" draw:style-name="gr12" draw:text-style-name="P5" draw:layer="layout" svg:width="0.541cm" svg:height="2.017cm" svg:x="14.773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68" draw:style-name="gr19" draw:text-style-name="P3" draw:layer="layout" svg:width="0.541cm" svg:height="1.023cm" svg:x="10.774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1" draw:style-name="gr10" draw:text-style-name="P7" draw:layer="layout" svg:width="0.541cm" svg:height="1.023cm" svg:x="9.801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4" draw:style-name="gr22" draw:text-style-name="P3" draw:layer="layout" svg:width="0.541cm" svg:height="2.017cm" svg:x="9.017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Triangle 77" draw:style-name="gr19" draw:text-style-name="P3" draw:layer="layout" svg:width="0.541cm" svg:height="1.023cm" svg:x="5.263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Graphic 95" draw:style-name="gr2" draw:text-style-name="P1" draw:layer="layout" svg:width="0.414cm" svg:height="0.556cm" svg:x="3.978cm" svg:y="19.418cm">
          <draw:image xlink:href="Pictures/100002010000018000000180CCC02B30CBBDEF4A.png" xlink:type="simple" xlink:show="embed" xlink:actuate="onLoad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1ABC8BE22628538A.png" xlink:type="simple" xlink:show="embed" xlink:actuate="onLoad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EE0D1170BBC87705.png" xlink:type="simple" xlink:show="embed" xlink:actuate="onLoad">
            <text:p/>
          </draw:image>
        </draw:frame>
        <draw:frame draw:style-name="gr23" draw:text-style-name="P15" draw:layer="layout" svg:width="7cm" svg:height="4.18cm" svg:x="2.464cm" svg:y="2.602cm">
          <draw:image xlink:href="Pictures/1000020100000349000001F63B61FA97CF6334BD.png" xlink:type="simple" xlink:show="embed" xlink:actuate="onLoad">
            <text:p/>
          </draw:image>
        </draw:frame>
        <draw:frame draw:style-name="gr23" draw:text-style-name="P15" draw:layer="layout" svg:width="13cm" svg:height="6.5cm" svg:x="7.436cm" svg:y="10.434cm">
          <draw:image xlink:href="Pictures/10000000000003E8000001F4D1CC9DBC26EF156D.jpg" xlink:type="simple" xlink:show="embed" xlink:actuate="onLoad">
            <text:p/>
          </draw:image>
        </draw:frame>
        <presentation:notes draw:style-name="dp2">
          <draw:page-thumbnail draw:style-name="gr24" draw:layer="layout" svg:width="18.624cm" svg:height="10.476cm" svg:x="1.482cm" svg:y="2.123cm" draw:page-number="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auto-grow-height="false" fo:padding-top="0.125cm" fo:padding-bottom="0.125cm" fo:padding-left="0.25cm" fo:padding-right="0.25cm" fo:wrap-option="wrap" draw:shadow="hidden" draw:shadow-offset-x="0.2cm" draw:shadow-offset-y="0.2cm" draw:shadow-color="#808080" draw:measure-align="inside" draw:measure-vertical-align="center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4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.799999237060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11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0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0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.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Blank" style:page-layout-name="PM1" draw:style-name="Mdp1">
      <draw:frame draw:name="Date Placeholder 1" presentation:style-name="Mpr1" draw:text-style-name="MP6" draw:layer="backgroundobjects" svg:width="5.836cm" svg:height="1.042cm" svg:x="2.783cm" svg:y="19.157cm" presentation:class="date-time" presentation:user-transformed="true">
        <draw:text-box>
          <text:p text:style-name="MP5"><text:span text:style-name="MT2"><text:date style:data-style-name="D1" text:date-value="2020-02-05">20-2-5</text:date></text:span></text:p>
        </draw:text-box>
      </draw:frame>
      <draw:frame draw:name="Footer Placeholder 2" presentation:style-name="Mpr1" draw:text-style-name="MP6" draw:layer="backgroundobjects" svg:width="8.754cm" svg:height="1.042cm" svg:x="9.592cm" svg:y="19.1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836cm" svg:height="1.042cm" svg:x="19.319cm" svg:y="19.1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3.345cm" svg:height="3.27cm" svg:x="2.296cm" svg:y="1.781cm" presentation:class="title" presentation:placeholder="true">
        <draw:text-box/>
      </draw:frame>
      <draw:frame presentation:style-name="Blank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ameer Rathi-MSBA20A</meta:initial-creator>
    <meta:editing-cycles>45</meta:editing-cycles>
    <meta:print-date>2019-09-16T19:30:49</meta:print-date>
    <meta:creation-date>2019-09-16T16:40:44</meta:creation-date>
    <dc:date>2020-02-05T23:45:39.409591687</dc:date>
    <meta:editing-duration>P3DT21M28S</meta:editing-duration>
    <meta:generator>LibreOffice/6.0.7.3$Linux_X86_64 LibreOffice_project/00m0$Build-3</meta:generator>
    <meta:document-statistic meta:object-count="8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